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889cm"/>
    </style:style>
    <style:style style:name="co6" style:family="table-column">
      <style:table-column-properties fo:break-before="auto" style:column-width="4.817cm"/>
    </style:style>
    <style:style style:name="co7" style:family="table-column">
      <style:table-column-properties fo:break-before="auto" style:column-width="2.341cm"/>
    </style:style>
    <style:style style:name="co8" style:family="table-column">
      <style:table-column-properties fo:break-before="auto" style:column-width="4.99cm"/>
    </style:style>
    <style:style style:name="co9" style:family="table-column">
      <style:table-column-properties fo:break-before="auto" style:column-width="3.044cm"/>
    </style:style>
    <style:style style:name="co10" style:family="table-column">
      <style:table-column-properties fo:break-before="auto" style:column-width="1.018cm"/>
    </style:style>
    <style:style style:name="co11" style:family="table-column">
      <style:table-column-properties fo:break-before="auto" style:column-width="3.694cm"/>
    </style:style>
    <style:style style:name="co12" style:family="table-column">
      <style:table-column-properties fo:break-before="auto" style:column-width="3.471cm"/>
    </style:style>
    <style:style style:name="co13" style:family="table-column">
      <style:table-column-properties fo:break-before="auto" style:column-width="15.125cm"/>
    </style:style>
    <style:style style:name="co14" style:family="table-column">
      <style:table-column-properties fo:break-before="auto" style:column-width="3.635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4.284cm"/>
    </style:style>
    <style:style style:name="co17" style:family="table-column">
      <style:table-column-properties fo:break-before="auto" style:column-width="2.06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2.004cm"/>
    </style:style>
    <style:style style:name="co20" style:family="table-column">
      <style:table-column-properties fo:break-before="auto" style:column-width="3.496cm"/>
    </style:style>
    <style:style style:name="co21" style:family="table-column">
      <style:table-column-properties fo:break-before="auto" style:column-width="6.144cm"/>
    </style:style>
    <style:style style:name="co22" style:family="table-column">
      <style:table-column-properties fo:break-before="auto" style:column-width="4.54cm"/>
    </style:style>
    <style:style style:name="co23" style:family="table-column">
      <style:table-column-properties fo:break-before="auto" style:column-width="2.905cm"/>
    </style:style>
    <style:style style:name="co24" style:family="table-column">
      <style:table-column-properties fo:break-before="auto" style:column-width="2.51cm"/>
    </style:style>
    <style:style style:name="co25" style:family="table-column">
      <style:table-column-properties fo:break-before="auto" style:column-width="1.58cm"/>
    </style:style>
    <style:style style:name="co26" style:family="table-column">
      <style:table-column-properties fo:break-before="auto" style:column-width="1.439cm"/>
    </style:style>
    <style:style style:name="co27" style:family="table-column">
      <style:table-column-properties fo:break-before="auto" style:column-width="1.328cm"/>
    </style:style>
    <style:style style:name="co28" style:family="table-column">
      <style:table-column-properties fo:break-before="auto" style:column-width="3.835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PageStyle_5f_PortalService">
      <style:table-properties table:display="true" style:writing-mode="lr-tb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ccffff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52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ervice Portail</text:p>
          </table:table-cell>
          <table:table-cell table:style-name="ce3" table:number-columns-repeated="2"/>
          <table:table-cell table:style-name="ce3" office:value-type="string">
            <text:p>PORTAL_SERVICE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office:value-type="string">
            <text:p>AUTO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portal_service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PortalService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3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table:number-columns-repeated="242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SPEC</text:p>
          </table:table-cell>
          <table:table-cell table:style-name="ce9"/>
          <table:table-cell table:style-name="ce8" office:value-type="string">
            <text:p>Service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TIT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Titl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DESCR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escrip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longtext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V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onsult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PSVC_E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Edi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5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PSVC_J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Javascrip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6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PSVC_CS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s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7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PSVC_ICON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Ico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ile</text:p>
          </table:table-cell>
          <table:table-cell table:style-name="ce4" table:formula="oooc:=[.H18]+10" office:value-type="float" office:value="80">
            <text:p>8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CATEGORI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atégori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19]+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REFRESHD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élai de rafraîchissemen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20]+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0|Jamais,5|5 minutes,15|1/4 d'heure,30|1/2 heure,60|1 heure,120|2 heures</text:p>
          </table:table-cell>
          <table:table-cell table:number-columns-repeated="243"/>
        </table:table-row>
        <table:table-row table:style-name="ro2">
          <table:table-cell table:style-name="ce4" table:number-columns-repeated="10"/>
          <table:table-cell table:number-columns-repeated="2"/>
          <table:table-cell table:style-name="ce4"/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PARAMS</text:p>
          </table:table-cell>
          <table:table-cell table:style-name="ce9"/>
          <table:table-cell table:style-name="ce8" office:value-type="string">
            <text:p>Paramêtres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200">
            <text:p>20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AVAILABL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Disponi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3]+10" office:value-type="float" office:value="210">
            <text:p>210</text:p>
          </table:table-cell>
          <table:table-cell table:style-name="ce4" office:value-type="string">
            <text:p>W</text:p>
          </table:table-cell>
          <table:table-cell table:style-name="ce4"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1|Oui,0|Non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UMOD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Modifia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4]+10" office:value-type="float" office:value="220">
            <text:p>220</text:p>
          </table:table-cell>
          <table:table-cell table:style-name="ce4" office:value-type="string">
            <text:p>W</text:p>
          </table:table-cell>
          <table:table-cell table:style-name="ce4"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1|Oui,0|Non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MANDATORY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Obligatoi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5]+10" office:value-type="float" office:value="230">
            <text:p>23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0|Optionnel,1|Obligatoire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INTERACTIF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Interactif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6]+10" office:value-type="float" office:value="240">
            <text:p>24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0|Non,1|Oui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APPNEEDED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Application attendu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7]+10" office:value-type="float" office:value="250">
            <text:p>25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 table:number-rows-repeated="3">
          <table:table-cell table:style-name="ce4" table:number-columns-repeated="9"/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DEFAULT</text:p>
          </table:table-cell>
          <table:table-cell table:style-name="ce4" office:value-type="string">
            <text:p>PSVC_CATEGORIE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END</text:p>
          </table:table-cell>
          <table:table-cell table:style-name="ce4" table:number-columns-repeated="255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serPortal" table:style-name="ta2" table:print="false"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253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Portail utilisateur</text:p>
          </table:table-cell>
          <table:table-cell table:style-name="ce3" table:number-columns-repeated="2"/>
          <table:table-cell table:style-name="ce3" office:value-type="string">
            <text:p>USER_PORTAL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ser_portal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UserPortal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3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table:number-columns-repeated="242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UPORT_DESCR</text:p>
          </table:table-cell>
          <table:table-cell table:style-name="ce9"/>
          <table:table-cell table:style-name="ce8" office:value-type="string">
            <text:p>Portail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style-name="ce8" table:number-columns-repeated="247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TITLE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Titr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OWNERID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 Id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H</text:p>
          </table:table-cell>
          <table:table-cell table:style-name="ce4" office:value-type="string">
            <text:p>Y</text:p>
          </table:table-cell>
          <table:table-cell table:style-name="ce4" table:number-columns-repeated="2"/>
          <table:table-cell table:style-name="ce19" office:value-type="string">
            <text:p>::getTitle(UPORT_OWNERID):UPORT_OWNER</text:p>
          </table:table-cell>
          <table:table-cell table:style-name="ce4" table:number-columns-repeated="243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OWNER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app=FDL&amp;action=FDL_CARD&amp;id=%UPORT_OWNERID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IUSER},UPORT_OWNER):UPORT_OWNERID,UPORT_OWNER</text:p>
          </table:table-cell>
          <table:table-cell table:style-name="ce4" table:number-columns-repeated="243"/>
        </table:table-row>
        <table:table-row table:style-name="ro2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6" office:value-type="string">
            <text:p>UPORT_TSERVICES</text:p>
          </table:table-cell>
          <table:table-cell table:style-name="ce17" table:formula="oooc:=[.B12]" office:value-type="string" office:string-value="UPORT_DESCR">
            <text:p>UPORT_DESCR</text:p>
          </table:table-cell>
          <table:table-cell table:style-name="ce16" office:value-type="string">
            <text:p>Services</text:p>
          </table:table-cell>
          <table:table-cell table:style-name="ce15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array</text:p>
          </table:table-cell>
          <table:table-cell table:style-name="ce16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table:style-name="ce16" table:number-columns-repeated="247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SVCNU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 Numbe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17]+10" office:value-type="float" office:value="110">
            <text:p>11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ID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Id 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8]+10" office:value-type="float" office:value="120">
            <text:p>12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19" office:value-type="string">
            <text:p>::getTitle(UPORT_IDSVC):UPORT_SVC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9]+10" office:value-type="float" office:value="130">
            <text:p>130</text:p>
          </table:table-cell>
          <table:table-cell table:style-name="ce4" office:value-type="string">
            <text:p>W</text:p>
          </table:table-cell>
          <table:table-cell/>
          <table:table-cell table:style-name="ce4" office:value-type="string">
            <text:p>%S%app=FDL&amp;action=FDL_CARD&amp;id=%UPORT_IDSVC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PORTAL_SERVICE},UPORT_SVC):UPORT_IDSVC,UPORT_SVC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PARA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Paramêtr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0]+10" office:value-type="float" office:value="140">
            <text:p>14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COLUM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1]+10" office:value-type="float" office:value="150">
            <text:p>15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LINE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Lig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2]+10" office:value-type="float" office:value="160">
            <text:p>16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OPE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Ouver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3]+10" office:value-type="float" office:value="170">
            <text:p>17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4" office:value-type="string">
            <text:p>-</text:p>
          </table:table-cell>
          <table:table-cell table:style-name="ce4" office:value-type="string">
            <text:p>[hcheck]1|Oui,0|Non</text:p>
          </table:table-cell>
          <table:table-cell table:style-name="ce4"/>
          <table:table-cell table:number-columns-repeated="242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REFRESHD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Délai raf.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4]+10" office:value-type="float" office:value="180">
            <text:p>18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table:number-columns-repeated="9"/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END</text:p>
          </table:table-cell>
          <table:table-cell table:number-columns-repeated="255"/>
        </table:table-row>
        <table:table-row table:style-name="ro2" table:number-rows-repeated="6550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it" table:style-name="ta3" table:print="false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4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7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1" table:number-columns-repeated="233" table:default-cell-style-name="ce20"/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recherche détaillée(D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couleur intercalaire</text:p>
          </table:table-cell>
          <table:table-cell office:value-type="string">
            <text:p>à utiliser dans les menus</text:p>
          </table:table-cell>
          <table:table-cell office:value-type="string">
            <text:p>mot-clef</text:p>
          </table:table-cell>
          <table:table-cell office:value-type="string">
            <text:p>révision</text:p>
          </table:table-cell>
          <table:table-cell office:value-type="string">
            <text:p>différence majuscule/minuscule</text:p>
          </table:table-cell>
          <table:table-cell office:value-type="string">
            <text:p>famille</text:p>
          </table:table-cell>
          <table:table-cell office:value-type="string">
            <text:p>fid amille</text:p>
          </table:table-cell>
          <table:table-cell office:value-type="string">
            <text:p>dossier racine</text:p>
          </table:table-cell>
          <table:table-cell office:value-type="string">
            <text:p>dans la poubelle</text:p>
          </table:table-cell>
          <table:table-cell office:value-type="string">
            <text:p>profondeur de recherche</text:p>
          </table:table-cell>
          <table:table-cell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5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fld</text:p>
          </table:table-cell>
          <table:table-cell table:style-name="ce21" office:value-type="string">
            <text:p>se_ol</text:p>
          </table:table-cell>
          <table:table-cell table:style-name="ce21" office:value-type="string">
            <text:p>se_t_detail</text:p>
          </table:table-cell>
          <table:table-cell table:style-name="ce21" office:value-type="string">
            <text:p>se_attrids</text:p>
          </table:table-cell>
          <table:table-cell table:style-name="ce21" office:value-type="string">
            <text:p>se_funcs</text:p>
          </table:table-cell>
          <table:table-cell table:style-name="ce21" office:value-type="string">
            <text:p>se_keys</text:p>
          </table:table-cell>
          <table:table-cell table:style-name="ce21"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elect doc.* from <text:s/>doc <text:s/>where <text:s text:c="2"/>(doctype != 'Z') and (doctype != 'T')</text:p>
          </table:table-cell>
          <table:table-cell table:number-columns-repeated="2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2" office:value-type="string">
            <text:p>// Portal services</text:p>
          </table:table-cell>
          <table:table-cell table:style-name="ce22" table:number-columns-repeated="7"/>
          <table:table-cell table:style-name="ce26"/>
          <table:table-cell table:style-name="ce22" table:number-columns-repeated="247"/>
        </table:table-row>
        <table:table-row table:style-name="ro1">
          <table:table-cell table:style-name="ce22" office:value-type="string">
            <text:p>//FAM</text:p>
          </table:table-cell>
          <table:table-cell table:style-name="ce22" office:value-type="string">
            <text:p>Service Portail(PORTAL_SERVICE)</text:p>
          </table:table-cell>
          <table:table-cell table:style-name="ce22" office:value-type="string">
            <text:p>&lt;specid&gt;</text:p>
          </table:table-cell>
          <table:table-cell table:style-name="ce22" office:value-type="string">
            <text:p>&lt;fldid&gt;</text:p>
          </table:table-cell>
          <table:table-cell table:style-name="ce22" office:value-type="string">
            <text:p>Title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Consultation</text:p>
          </table:table-cell>
          <table:table-cell table:style-name="ce22" office:value-type="string">
            <text:p>Edition</text:p>
          </table:table-cell>
          <table:table-cell table:style-name="ce26" office:value-type="string">
            <text:p>Catégorie</text:p>
          </table:table-cell>
          <table:table-cell table:style-name="ce22" office:value-type="string">
            <text:p>Délai de rafraîchissement</text:p>
          </table:table-cell>
          <table:table-cell table:style-name="ce22" office:value-type="string">
            <text:p>Disponible</text:p>
          </table:table-cell>
          <table:table-cell table:style-name="ce22" office:value-type="string">
            <text:p>Interactif</text:p>
          </table:table-cell>
          <table:table-cell table:style-name="ce22" office:value-type="string">
            <text:p>Modifiable</text:p>
          </table:table-cell>
          <table:table-cell table:style-name="ce22" office:value-type="string">
            <text:p>Obligatoire</text:p>
          </table:table-cell>
          <table:table-cell table:style-name="ce22"/>
          <table:table-cell table:style-name="ce22" office:value-type="string">
            <text:p>JS File</text:p>
          </table:table-cell>
          <table:table-cell table:style-name="ce22" office:value-type="string">
            <text:p>CSS File</text:p>
          </table:table-cell>
          <table:table-cell table:style-name="ce22" table:number-columns-repeated="239"/>
        </table:table-row>
        <table:table-row table:style-name="ro1">
          <table:table-cell office:value-type="string">
            <text:p>ORDER</text:p>
          </table:table-cell>
          <table:table-cell office:value-type="string">
            <text:p>PORTAL_SERVICE</text:p>
          </table:table-cell>
          <table:table-cell table:number-columns-repeated="2"/>
          <table:table-cell office:value-type="string">
            <text:p>psvc_title</text:p>
          </table:table-cell>
          <table:table-cell office:value-type="string">
            <text:p>psvc_descr</text:p>
          </table:table-cell>
          <table:table-cell office:value-type="string">
            <text:p>psvc_vurl</text:p>
          </table:table-cell>
          <table:table-cell office:value-type="string">
            <text:p>psvc_eurl</text:p>
          </table:table-cell>
          <table:table-cell office:value-type="string">
            <text:p>psvc_categorie</text:p>
          </table:table-cell>
          <table:table-cell office:value-type="string">
            <text:p>psvc_refreshd</text:p>
          </table:table-cell>
          <table:table-cell office:value-type="string">
            <text:p>psvc_available</text:p>
          </table:table-cell>
          <table:table-cell office:value-type="string">
            <text:p>psvc_interactif</text:p>
          </table:table-cell>
          <table:table-cell office:value-type="string">
            <text:p>psvc_umode</text:p>
          </table:table-cell>
          <table:table-cell office:value-type="string">
            <text:p>psvc_mandatory</text:p>
          </table:table-cell>
          <table:table-cell office:value-type="string">
            <text:p>psvc_appneeded</text:p>
          </table:table-cell>
          <table:table-cell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.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10|Intranet,10.110|Collaboratif,10.120|Documents,10.190|Divers,20|Actualité,20.210|Economie,20.220|Technologies,20.230|Social,20.240|Politique,20.250|Générales,20.260|Insolites,40|Informatiques,40.5|Revue de presse,40.10|Open Source,40.20|Multimedia,40.30|Logiciels,40.40|Matériels,40.90|Autres,50|Loisirs,50.10|Sports,50.20|Sorties,50.30|Météo,50.90|Autres,90|Autres...</text:p>
          </table:table-cell>
          <table:table-cell table:number-columns-repeated="233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ALMAIL</text:p>
          </table:table-cell>
          <table:table-cell/>
          <table:table-cell office:value-type="string">
            <text:p>Messagerie locale</text:p>
          </table:table-cell>
          <table:table-cell office:value-type="string">
            <text:p>Consultation de ma messagerie locale</text:p>
          </table:table-cell>
          <table:table-cell office:value-type="string">
            <text:p>[CORE_BASEURL]app=WEBDESK&amp;action=SVCLOCALMAIL</text:p>
          </table:table-cell>
          <table:table-cell/>
          <table:table-cell office:value-type="string">
            <text:p>10.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.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.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.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.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.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.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.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Freedom</text:p>
          </table:table-cell>
          <table:table-cell office:value-type="string">
            <text:p>Recherche Freedom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string">
            <text:p>10.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Actualité</text:p>
          </table:table-cell>
          <table:table-cell table:style-name="ce23" table:number-columns-repeated="255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http:/iberation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http:/iberation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http:/iberation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http:/iberation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2" table:number-rows-repeated="2">
          <table:table-cell table:style-name="Default" table:number-columns-repeated="256"/>
        </table:table-row>
        <table:table-row table:style-name="ro6">
          <table:table-cell table:style-name="ce23" office:value-type="string">
            <text:p>// Info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Loisirs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QUIPE</text:p>
          </table:table-cell>
          <table:table-cell/>
          <table:table-cell office:value-type="string">
            <text:p>L'équipe</text:p>
          </table:table-cell>
          <table:table-cell/>
          <table:table-cell office:value-type="string">
            <text:p>[CORE_BASEURL]app=WEBDESK&amp;action=SVCRSS&amp;rss=http://www.lequipe.fr/Xml/actu_rss.xml&amp;q=&amp;start=0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PORT</text:p>
          </table:table-cell>
          <table:table-cell/>
          <table:table-cell office:value-type="string">
            <text:p>Le monde, Sport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PORT</text:p>
          </table:table-cell>
          <table:table-cell/>
          <table:table-cell office:value-type="string">
            <text:p>Libération, sport</text:p>
          </table:table-cell>
          <table:table-cell/>
          <table:table-cell office:value-type="string">
            <text:p>[CORE_BASEURL]app=WEBDESK&amp;action=SVCRSS&amp;rss=http:/iberation.fr/interactif/rss/actualites/sport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style-name="Default"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OTNUME</text:p>
          </table:table-cell>
          <table:table-cell/>
          <table:table-cell office:value-type="string">
            <text:p>Photographie Numérique</text:p>
          </table:table-cell>
          <table:table-cell/>
          <table:table-cell office:value-type="string">
            <text:p>[CORE_BASEURL]app=WEBDESK&amp;action=SVCRSS&amp;rss=http://www.dpreview.com/news/dpr.rdf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UNE</text:p>
          </table:table-cell>
          <table:table-cell/>
          <table:table-cell office:value-type="string">
            <text:p>AlloCiné, à l'affiche</text:p>
          </table:table-cell>
          <table:table-cell/>
          <table:table-cell office:value-type="string">
            <text:p>[CORE_BASEURL]app=WEBDESK&amp;action=SVCRSS&amp;rss=<text:a xlink:href="http://www.allocine.fr/xml/rss/cettesemaine.xml">http://www.allocine.fr/xml/rss/cettesemain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PROCH</text:p>
          </table:table-cell>
          <table:table-cell/>
          <table:table-cell office:value-type="string">
            <text:p>AlloCiné, prochainement</text:p>
          </table:table-cell>
          <table:table-cell/>
          <table:table-cell office:value-type="string">
            <text:p>[CORE_BASEURL]app=WEBDESK&amp;action=SVCRSS&amp;rss=<text:a xlink:href="http://www.allocine.fr/xml/rss/prochainement">http://www.allocine.fr/xml/rss/prochainement</text:a>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4">
          <table:table-cell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CINE</text:p>
          </table:table-cell>
          <table:table-cell/>
          <table:table-cell office:value-type="string">
            <text:p>Le monde, Cinéma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CINE</text:p>
          </table:table-cell>
          <table:table-cell/>
          <table:table-cell office:value-type="string">
            <text:p>Libération, cinéma</text:p>
          </table:table-cell>
          <table:table-cell/>
          <table:table-cell office:value-type="string">
            <text:p>[CORE_BASEURL]app=WEBDESK&amp;action=SVCRSS&amp;rss=<text:a xlink:href="http://www.liberation.fr/interactif/rss/culturerss/cinemarss/">http://www.liberation.fr/interactif/rss/culturerss/cinemarss/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ETEO</text:p>
          </table:table-cell>
          <table:table-cell/>
          <table:table-cell office:value-type="string">
            <text:p>Météo</text:p>
          </table:table-cell>
          <table:table-cell office:value-type="string">
            <text:p>Météo (données METAR -aviation-)</text:p>
          </table:table-cell>
          <table:table-cell office:value-type="string">
            <text:p>[CORE_STANDURL]&amp;sole=Y&amp;app=WEBDESK&amp;action=GSVC&amp;sname=meteo</text:p>
          </table:table-cell>
          <table:table-cell office:value-type="string">
            <text:p>[CORE_STANDURL]&amp;sole=Y&amp;app=WEBDESK&amp;action=GSVC&amp;sname=meteo&amp;sact=edit</text:p>
          </table:table-cell>
          <table:table-cell office:value-type="string">
            <text:p>50.503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1</text:p>
          </table:table-cell>
          <table:table-cell/>
          <table:table-cell office:value-type="string">
            <text:p>Pacman</text:p>
          </table:table-cell>
          <table:table-cell office:value-type="string">
            <text:p>Pacman, l'original</text:p>
          </table:table-cell>
          <table:table-cell office:value-type="string">
            <text:p>[CORE_STANDURL]&amp;sole=Y&amp;app=WEBDESK&amp;action=GSVC&amp;sname=embed&amp;url=http://www.geocities.com/mittensdusty/pacman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2</text:p>
          </table:table-cell>
          <table:table-cell/>
          <table:table-cell office:value-type="string">
            <text:p>Tetris</text:p>
          </table:table-cell>
          <table:table-cell office:value-type="string">
            <text:p>Tetris, on le présente plus</text:p>
          </table:table-cell>
          <table:table-cell office:value-type="string">
            <text:p>[CORE_STANDURL]&amp;sole=Y&amp;app=WEBDESK&amp;action=GSVC&amp;sname=embed&amp;url=http://www.geocities.com/mittensdusty/tetris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3</text:p>
          </table:table-cell>
          <table:table-cell/>
          <table:table-cell office:value-type="string">
            <text:p>Space Invaders</text:p>
          </table:table-cell>
          <table:table-cell office:value-type="string">
            <text:p>Que faut il en dire !!!</text:p>
          </table:table-cell>
          <table:table-cell office:value-type="string">
            <text:p>[CORE_STANDURL]&amp;sole=Y&amp;app=WEBDESK&amp;action=GSVC&amp;sname=embed&amp;url=http://www.geocities.com/mittensdusty/invaders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READER</text:p>
          </table:table-cell>
          <table:table-cell/>
          <table:table-cell office:value-type="string">
            <text:p>RSS</text:p>
          </table:table-cell>
          <table:table-cell office:value-type="string">
            <text:p>Lecteur RSS</text:p>
          </table:table-cell>
          <table:table-cell office:value-type="string">
            <text:p>[CORE_BASEURL]app=WEBDESK&amp;action=SVCRSS</text:p>
          </table:table-cell>
          <table:table-cell office:value-type="string">
            <text:p>[CORE_BASEURL]app=WEBDESK&amp;action=ESVCRSS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PORTALSERVICES</text:p>
          </table:table-cell>
          <table:table-cell/>
          <table:table-cell office:value-type="string">
            <text:p>Services portails</text:p>
          </table:table-cell>
          <table:table-cell office:value-type="string">
            <text:p>Liste des services portails disponibles</text:p>
          </table:table-cell>
          <table:table-cell office:value-type="string">
            <text:p>[CORE_BASEURL]app=WEBDESK&amp;action=FREEDOM_SEARCH&amp;s=1826</text:p>
          </table:table-cell>
          <table:table-cell office:value-type="string">
            <text:p>[CORE_BASEURL]app=WEBDESK&amp;action=EFREEDOM_SEARCH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 table:number-rows-repeated="6545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2" style:language-asian="none" style:country-asian="none" style:font-name-complex="Luxi Sans2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text>$</number:text>
      <number:number number:decimal-places="0" number:min-integer-digits="1" number:grouping="true"/>
      <number:text> </number:text>
    </number:currency-style>
    <number:currency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text>$</number:text>
      <number:number number:decimal-places="0" number:min-integer-digits="1" number:grouping="true"/>
      <number:text> </number:text>
    </number:currency-style>
    <number:currency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text>$</number:text>
      <number:number number:decimal-places="2" number:min-integer-digits="1" number:grouping="true"/>
      <number:text> </number:text>
    </number:currency-style>
    <number:currency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text>$</number:text>
      <number:number number:decimal-places="2" number:min-integer-digits="1" number:grouping="true"/>
      <number:text> </number:text>
    </number:currency-style>
    <number:currency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currency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$</number:text>
      <number:number number:decimal-places="0" number:min-integer-digits="1" number:grouping="true"/>
      <number:text> </number:text>
    </number:currency-style>
    <number:currency-style style:name="N112P1" style:volatile="true">
      <number:text> $(</number:text>
      <number:number number:decimal-places="0" number:min-integer-digits="1" number:grouping="true"/>
      <number:text>)</number:text>
    </number:currency-style>
    <number:currency-style style:name="N112P2" style:volatile="true">
      <number:text> $-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4P0" style:volatile="true">
      <number:text> $</number:text>
      <number:number number:decimal-places="2" number:min-integer-digits="1" number:grouping="true"/>
      <number:text> </number:text>
    </number:currency-style>
    <number:currency-style style:name="N114P1" style:volatile="true">
      <number:text> $(</number:text>
      <number:number number:decimal-places="2" number:min-integer-digits="1" number:grouping="true"/>
      <number:text>)</number:text>
    </number:currency-style>
    <number:currency-style style:name="N114P2" style:volatile="true">
      <number:text> $-</number:text>
      <number:number number: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0">20/11/2006</text:date>, <text:time>14:0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UserPortal" style:display-name="PageStyle_UserPorta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it" style:display-name="PageStyle_Ini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1-20T10:08:16</meta:creation-date>
    <dc:date>2006-11-20T14:09:15</dc:date>
    <dc:language>fr-FR</dc:language>
    <meta:editing-cycles>13</meta:editing-cycles>
    <meta:editing-duration>PT4H0M59S</meta:editing-duration>
    <meta:user-defined meta:name="Info 1"/>
    <meta:user-defined meta:name="Info 2"/>
    <meta:user-defined meta:name="Info 3"/>
    <meta:user-defined meta:name="Info 4"/>
    <meta:document-statistic meta:table-count="3" meta:cell-count="966"/>
  </office:meta>
</office:document-meta>
</file>